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adeTaskHelper.addImplementationArgument( ImplementationSpecificArgumen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adeTaskHelper.FacadeTaskHelper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adeTaskHelper.FacadeTaskHelper( String defaultValue , String magic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adeTaskHelper.getAr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cadeTaskHelper.hasBeen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adeTaskHelper.setMagicValue( String magic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adeTaskHelper.setImplementation( String userCho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adeTaskHelper.getImplement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adeTaskHelper.getExplicitCho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